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ètodos pendintes:</text:p>
      <text:p text:style-name="P1"/>
      <text:p text:style-name="Standard">Implementar los mètodos de la classe App</text:p>
      <text:p text:style-name="Standard"><text:tab/>Quizás sera necesaria una classe Inyector?</text:p>
      <text:p text:style-name="Standard"/>
      <text:p text:style-name="Standard">2 mètodes pendents d'implementar en FactoriaDaoTxt</text:p>
      <text:p text:style-name="Standard"/>
      <text:p text:style-name="Standard">Todos los mètodos CRUD de GenericDaoTxt.</text:p>
      <text:p text:style-name="Standard"/>
      <text:p text:style-name="Standard">----------------------------------------------------------------------------------------------------------------</text:p>
      <text:p text:style-name="Standard"/>
      <text:p text:style-name="P1">A tener en cuenta en las operaciones CRUD</text:p>
      <text:p text:style-name="P1"/>
      <text:p text:style-name="Standard">Tener en cuenta que es posible que se tengan que añadir mètodos CRUD a las interfaces DAO no genèricas (las de los dto concretos).</text:p>
      <text:p text:style-name="Standard"/>
      <text:p text:style-name="Standard">No hi ha el mètode getId en els mètodes CRUD. Si fos necessari mirar com ho han fet ells.</text:p>
      <text:p text:style-name="Standard"/>
      <text:p text:style-name="Standard">----------------------------------------------------------------------------------------------------------------</text:p>
      <text:p text:style-name="Standard"/>
      <text:p text:style-name="P1">A tener en cuenta en las clases dao / dto / modelos</text:p>
      <text:p text:style-name="P1"/>
      <text:p text:style-name="Standard">Hace falta un dao para las clases NO concretas del modelo?</text:p>
      <text:p text:style-name="Standard"/>
      <text:p text:style-name="Standard">Classes auxiliares de los dto guardados en el paquete modelos.</text:p>
      <text:p text:style-name="Standard"/>
      <text:p text:style-name="Standard">------------------------------------------------------------------------------------------------------------------</text:p>
      <text:p text:style-name="Standard"/>
      <text:p text:style-name="P1">Lògica del negocio</text:p>
      <text:p text:style-name="Standard">Las operaciones con los datos quien se encarga? </text:p>
      <text:p text:style-name="Standard"><text:tab/>dto:</text:p>
      <text:p text:style-name="Standard"><text:tab/>solo "transporta" datos de java a BD i viceversa, como mucho getters y setters </text:p>
      <text:p text:style-name="Standard"><text:tab/>-&gt; descartado ?</text:p>
      <text:p text:style-name="Standard"/>
      <text:p text:style-name="Standard"><text:tab/>model</text:p>
      <text:p text:style-name="Standard"/>
      <text:p text:style-name="Standard"><text:tab/>dao: </text:p>
      <text:p text:style-name="Standard"><text:tab/>se encarga de las operaciones crud (gestionar el dto), no de manipular la info</text:p>
      <text:p text:style-name="Standard"><text:tab/>-&gt; descartado?</text:p>
      <text:p text:style-name="Standard"/>
      <text:p text:style-name="Standard"><text:tab/>controll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9M26S</meta:editing-duration>
    <meta:editing-cycles>5</meta:editing-cycles>
    <meta:generator>OpenOffice/4.1.7$Win32 OpenOffice.org_project/417m1$Build-9800</meta:generator>
    <dc:date>2022-06-27T22:56:06.10</dc:date>
    <dc:creator>j o</dc:creator>
    <meta:document-statistic meta:table-count="0" meta:image-count="0" meta:object-count="0" meta:page-count="1" meta:paragraph-count="24" meta:word-count="162" meta:character-count="1244"/>
    <meta:user-defined meta:name="Info 1"/>
    <meta:user-defined meta:name="Info 2"/>
    <meta:user-defined meta:name="Info 3"/>
    <meta:user-defined meta:name="Info 4"/>
  </office:meta>
</office:document-meta>
</file>